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4480000108AC6C11CA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12" style:family="paragraph" style:parent-style-name="Preformatted_20_Text">
      <style:paragraph-properties fo:text-align="start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x/min width/height</text:span> są lepsze, niż sztywne wartości wys i szer</text:p>
      <text:p text:style-name="P1"/>
      <text:p text:style-name="P1">BOX MODEL<text:line-break/>Definiuje zależności między padding, margin, border.<text:line-break/>Padding i wielkości nie wpływają na element liniowy.</text:p>
      <text:p text:style-name="P1"/>
      <text:p text:style-name="P2">Box-sizing: border-box; <text:span text:style-name="T2">Dodajemy go an początku global.css<text:line-break/>Html { } <text:line-break/>*, ::after, ::before { } <text:line-break/>Muszą to dostać</text:span></text:p>
      <text:p text:style-name="P4"><text:line-break/><text:line-break/><text:line-break/></text:p>
      <text:p text:style-name="P4"/>
      <text:p text:style-name="P4">TABELE <text:line-break/>Jeśli chcemy dać border do komórek tabeli, to dajemy do <text:span text:style-name="T1">&lt;tr&gt; </text:span>a później w tabeli dajemy </text:p>
      <text:p text:style-name="P2">border-collapse: collapse; </text:p>
      <text:p text:style-name="P4">Wtedy łączą się bordery z komórek.</text:p>
      <text:p text:style-name="P4">Warto do komórek dodać padding.<text:line-break/><text:line-break/>Podpis do tabeli<text:line-break/>Zaraz pod znacznikiem <text:span text:style-name="T1">table</text:span> dodajemy <text:span text:style-name="T1">&lt;caption&gt;PODPIS&lt;/caption&gt;</text:span>, a póxniej w css <text:line-break/><text:span text:style-name="T1">caption-side: bottom;<text:line-break/>text-align: gdzie chcemy;</text:span></text:p>
      <text:p text:style-name="P2"/>
      <text:p text:style-name="P4"/>
      <text:p text:style-name="P4">ZEBRA W TABELI</text:p>
      <text:p text:style-name="P4">.tableRow:nth-child(even/odd PARZYSTE/NIEPARZYSTE) {bacground-color: X; }</text:p>
      <text:p text:style-name="P4"/>
      <text:p text:style-name="P4">WYRÓWNYWANIE TREŚCI KOMÓREK W PIONIE<text:line-break/><text:span text:style-name="T1">vertical-align: top/middle/bottom;</text:span> wyrównanie weźmie pod uwagę padding</text:p>
      <text:p text:style-name="P4"/>
      <text:p text:style-name="P4"><text:span text:style-name="T1">overflow-x: auto;</text:span> jeśli tabela nie jest responsywna, na wąskich ekranach można ją przesuwać w poziomie</text:p>
      <text:p text:style-name="P4"/>
      <text:p text:style-name="P4"/>
      <text:p text:style-name="P4"/>
      <text:p text:style-name="P4"/>
      <text:p text:style-name="P4"><text:s/>LINKI<text:line-break/>Warto zostawić dla osób, które nie korzystają z myszki, tylko poruszają się po stronie za pomocą klawiatury <text:span text:style-name="T1">OUTLIN</text:span>, czyli obramowanie, które będzie wskazywać, który element akurat znajduje się pod tabulatorem<text:line-break/><text:span text:style-name="T1">.link:visited {outline: 2px solid color; }</text:span></text:p>
      <text:p text:style-name="P2"/>
      <text:p text:style-name="P4"><text:span text:style-name="T1">currentColor – </text:span>outline taki sam, jaki kolor ma element.</text:p>
      <text:p text:style-name="P4"/>
      <text:p text:style-name="P4">Przy hoverze warto ustawić outline na NONE, ponieważ, przy tabulatorze, element w stanie focus będzie miał zarówno hover, jak i :focus, i kumulacja tych dwóch pseudoklas wygląda chujowo.</text:p>
      <text:p text:style-name="P4"/>
      <text:p text:style-name="P2">.link:active {color: X;} <text:span text:style-name="T2">Przy przytrzymaniu link będzie miał taki kolor<text:line-break/></text:span></text:p>
      <text:p text:style-name="P2"><text:soft-page-break/><text:span text:style-name="T2">Proponowana kolejność stosowania pseudoklas:<text:line-break/></text:span>:link</text:p>
      <text:p text:style-name="P2">:visited</text:p>
      <text:p text:style-name="P2">:focus</text:p>
      <text:p text:style-name="P2">:hover</text:p>
      <text:p text:style-name="P2">:active</text:p>
      <text:p text:style-name="P2"/>
      <text:p text:style-name="P4"><text:span text:style-name="T1">Lo<text:line-break/>Ve<text:line-break/>Fears<text:line-break/>H<text:line-break/>ate </text:span>Miłość boi się nienawiści ;-;</text:p>
      <text:p text:style-name="P4"/>
      <text:p text:style-name="P4"/>
      <text:p text:style-name="P4">Wszystkie interaktywne elementy muszą się wyróżniać i być odpowiednio duże.</text:p>
      <text:p text:style-name="P4">Linki mogą wyglądać jak przyciski.</text:p>
      <text:p text:style-name="P4"/>
      <text:p text:style-name="P5"><text:line-break/><text:line-break/><text:line-break/><text:span text:style-name="T3">JAVA SCRIPT MODUŁ 3</text:span></text:p>
      <text:p text:style-name="P11"/>
      <text:p text:style-name="P6">LOGIKA, INSTRUKCJE WARUNKOWE</text:p>
      <text:p text:style-name="P6"/>
      <text:p text:style-name="P3">if (warunek) {</text:p>
      <text:p text:style-name="P3"><text:tab/>zróbCośJeśliSpełniony();</text:p>
      <text:p text:style-name="P3">) else {</text:p>
      <text:p text:style-name="P3"><text:tab/>zróbCośInnegoJeśliNie();</text:p>
      <text:p text:style-name="P3">}</text:p>
      <text:p text:style-name="P3"/>
      <text:p text:style-name="P3"/>
      <text:p text:style-name="P6"><text:span text:style-name="T1">warunek</text:span> -może być nim cokolwiek, jeśli liczba jest większa od drugiej, albo zmienna ma konkretną wartość, czy element ma daną klasę, czy jest taki a nie inny</text:p>
      <text:p text:style-name="P3"/>
      <text:p text:style-name="P3">{ } <text:span text:style-name="T2">jeśli warunek zostanie spełniony, wykona się kod w klamrze</text:span></text:p>
      <text:p text:style-name="P6"/>
      <text:p text:style-name="P3">else { } <text:span text:style-name="T2">co się stanie, jeśli warunek nie zostanie spełniony</text:span></text:p>
      <text:p text:style-name="P6"/>
      <text:p text:style-name="P6"/>
      <text:p text:style-name="P3">1) if (number1 &gt; number2) {</text:p>
      <text:p text:style-name="P3"><text:tab/>console.log(„number1 jest większa”);</text:p>
      <text:p text:style-name="P3">} else {</text:p>
      <text:p text:style-name="P3"><text:tab/>console.log(„number1 nie jest większa”)</text:p>
      <text:p text:style-name="P3">}</text:p>
      <text:p text:style-name="P3"/>
      <text:p text:style-name="P3"/>
      <text:p text:style-name="P3">2) if (container.classList.contains(„dark”)) {<text:line-break/><text:tab/>console.log(„Jest ustawiony ciemny motyw!”);</text:p>
      <text:p text:style-name="P3"/>
      <text:p text:style-name="P6">Jeśli container posiada klasę dark, to na kosolę wypisze się komunikat, że jest ciemny motyw</text:p>
      <text:p text:style-name="P7">3) if (button.innerTexr === „Zamknij”) {</text:p>
      <text:p text:style-name="P3"><text:tab/>button.innerText = Otwórz”;</text:p>
      <text:p text:style-name="P3">}</text:p>
      <text:p text:style-name="P3"/>
      <text:p text:style-name="P6">Sprawdzamy, jaki tekst jes wypisany w przycisku. Jeśli w przycisku jest napis Zamknij, to wpisujemy text Otwórz.<text:line-break/>Oczywiście przy tym przykładzie musimy pamiętać, żeby złapać element w JS</text:p>
      <text:p text:style-name="P6"/>
      <text:p text:style-name="P6">=== potrójny znak równości, operator porównania</text:p>
      <text:p text:style-name="P6"/>
      <text:p text:style-name="P6"/>
      <text:p text:style-name="P3">else if – więcej opcji</text:p>
      <text:p text:style-name="P3"/>
      <text:p text:style-name="P6">if (warunek1) {</text:p>
      <text:p text:style-name="P6"><text:tab/>wykonajKodNr1();</text:p>
      <text:p text:style-name="P6">} else if (warunek2) {</text:p>
      <text:p text:style-name="P6"><text:tab/>wykonajKodNr2();</text:p>
      <text:p text:style-name="P6">} else {</text:p>
      <text:p text:style-name="P6"><text:tab/>wykonajKodNr3();</text:p>
      <text:p text:style-name="P6">}</text:p>
      <text:p text:style-name="P6"/>
      <text:p text:style-name="P6">else if może być dużo więcej, a na końcu else, jeśli żaden z wymienionych warunków nie zaistnieje</text:p>
      <text:p text:style-name="P6"/>
      <text:p text:style-name="P6"/>
      <text:p text:style-name="P6"/>
      <text:p text:style-name="P6"/>
      <text:p text:style-name="P3">OPERATORY PORÓWNANIA </text:p>
      <text:p text:style-name="P6"><text:span text:style-name="T1">&lt; <text:s text:c="2"/>/ <text:s text:c="2"/>&gt; </text:span>czy wartość jest mniejsza lub większa od drugiej</text:p>
      <text:p text:style-name="P6"/>
      <text:p text:style-name="P6"><text:span text:style-name="T1">&lt;= <text:s text:c="2"/>/ <text:s text:c="2"/>&gt;=</text:span> czy jedna wartość jest mniejsza lub większa od drugiej</text:p>
      <text:p text:style-name="P6"/>
      <text:p text:style-name="P6">=== <text:s text:c="2"/>/ <text:s text:c="3"/>!== czy dwie wartości są identyczne</text:p>
      <text:p text:style-name="P6"/>
      <text:p text:style-name="P6"/>
      <text:p text:style-name="P6"/>
      <text:p text:style-name="P6"/>
      <text:p text:style-name="P6">OPERATORY LOGICZNE </text:p>
      <text:p text:style-name="P6">&amp;&amp; oznacza oraz, możemy wypisać kilka warunków obok siebie, a wtedy wszystkie muszą zosta,ć spełnione, żeby wykonał się kod</text:p>
      <text:p text:style-name="P6"/>
      <text:p text:style-name="P6"><text:s text:c="2"/>| | (dwie pionowe kreski, ale bez spacji) oznacza LUB, czyli wystarczy, żeby tylko jeden warunek z podanych został spełniony, żeby wykonał się podany kod</text:p>
      <text:p text:style-name="P6"/>
      <text:p text:style-name="P6"><text:s/>! negacja, nie – <text:span text:style-name="T1">if (!(warunek)) </text:span></text:p>
      <text:p text:style-name="P6"><text:span text:style-name="T1"/></text:p>
      <text:p text:style-name="P6"><text:span text:style-name="T1"/></text:p>
      <text:p text:style-name="P6"><text:span text:style-name="T1"><text:line-break/></text:span></text:p>
      <text:p text:style-name="P12"><text:span text:style-name="T1">DEBUGOWANIE JS W PRZEGLĄDARCE</text:span></text:p>
      <text:p text:style-name="P6"/>
      <text:p text:style-name="P6"><draw:frame draw:style-name="fr1" draw:name="grafika1" text:anchor-type="paragraph" svg:x="3.558cm" svg:y="1.356cm" svg:width="9.289cm" svg:height="4.233cm" draw:z-index="0"><draw:image xlink:href="Pictures/20000007000024480000108AC6C11CAD.svm" xlink:type="simple" xlink:show="embed" xlink:actuate="onLoad"/></draw:frame>Można ustawić BREAKPOINT w konsoli w devtools, następnie wchodzimy w sources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6-08T22:55:12.75</dc:date>
    <dc:creator>Jakub Chmoora</dc:creator>
    <meta:generator>OpenOffice/4.1.7$Win32 OpenOffice.org_project/417m1$Build-9800</meta:generator>
    <meta:document-statistic meta:table-count="0" meta:image-count="1" meta:object-count="0" meta:page-count="4" meta:paragraph-count="66" meta:word-count="531" meta:character-count="3571"/>
    <meta:editing-duration>PT12H20M46S</meta:editing-duration>
    <meta:editing-cycles>1</meta:editing-cycles>
  </office:meta>
</office:document-meta>
</file>